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cffb" officeooo:paragraph-rsid="000dcffb"/>
    </style:style>
    <style:style style:name="P2" style:family="paragraph" style:parent-style-name="Text_20_body">
      <style:text-properties officeooo:rsid="000eb3dc" officeooo:paragraph-rsid="000eb3dc"/>
    </style:style>
    <style:style style:name="P3" style:family="paragraph" style:parent-style-name="Text_20_body">
      <style:text-properties officeooo:rsid="00104602" officeooo:paragraph-rsid="00104602"/>
    </style:style>
    <style:style style:name="P4" style:family="paragraph" style:parent-style-name="Text_20_body">
      <style:text-properties officeooo:rsid="0012e125" officeooo:paragraph-rsid="0012e125"/>
    </style:style>
    <style:style style:name="P5" style:family="paragraph" style:parent-style-name="Text_20_body">
      <style:text-properties officeooo:rsid="00140249" officeooo:paragraph-rsid="00140249"/>
    </style:style>
    <style:style style:name="P6" style:family="paragraph" style:parent-style-name="Text_20_body">
      <style:text-properties officeooo:rsid="00158d4f" officeooo:paragraph-rsid="00158d4f"/>
    </style:style>
    <style:style style:name="P7" style:family="paragraph" style:parent-style-name="Text_20_body">
      <style:text-properties officeooo:rsid="0016ea49" officeooo:paragraph-rsid="0016ea49"/>
    </style:style>
    <style:style style:name="P8" style:family="paragraph" style:parent-style-name="Text_20_body">
      <style:text-properties officeooo:rsid="00174b59" officeooo:paragraph-rsid="00174b59"/>
    </style:style>
    <style:style style:name="P9" style:family="paragraph" style:parent-style-name="Text_20_body">
      <style:text-properties officeooo:rsid="001aa402" officeooo:paragraph-rsid="001aa402"/>
    </style:style>
    <style:style style:name="P10" style:family="paragraph" style:parent-style-name="Text_20_body">
      <style:text-properties officeooo:rsid="001b4a33" officeooo:paragraph-rsid="001b4a33"/>
    </style:style>
    <style:style style:name="P11" style:family="paragraph" style:parent-style-name="Text_20_body">
      <style:text-properties officeooo:rsid="001bf2f5" officeooo:paragraph-rsid="001bf2f5"/>
    </style:style>
    <style:style style:name="P12" style:family="paragraph" style:parent-style-name="Text_20_body">
      <style:text-properties officeooo:rsid="001bf2f5" officeooo:paragraph-rsid="001bf423"/>
    </style:style>
    <style:style style:name="P13" style:family="paragraph" style:parent-style-name="Text_20_body">
      <style:text-properties officeooo:rsid="001d3528" officeooo:paragraph-rsid="001d3528"/>
    </style:style>
    <style:style style:name="P14" style:family="paragraph" style:parent-style-name="Text_20_body">
      <style:text-properties fo:color="#3465a4" loext:opacity="100%" officeooo:rsid="001f9701" officeooo:paragraph-rsid="001f9701"/>
    </style:style>
    <style:style style:name="P15" style:family="paragraph" style:parent-style-name="Text_20_body">
      <style:text-properties officeooo:rsid="002047fe" officeooo:paragraph-rsid="002047fe"/>
    </style:style>
    <style:style style:name="P16" style:family="paragraph" style:parent-style-name="Text_20_body">
      <style:text-properties officeooo:rsid="00227b41" officeooo:paragraph-rsid="00227b41"/>
    </style:style>
    <style:style style:name="P17" style:family="paragraph" style:parent-style-name="Text_20_body">
      <style:text-properties fo:font-size="12pt" fo:font-weight="normal" officeooo:rsid="001d3528" officeooo:paragraph-rsid="001d3528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rsid="0012e125" officeooo:paragraph-rsid="0012e125"/>
    </style:style>
    <style:style style:name="P19" style:family="paragraph" style:parent-style-name="Text_20_body">
      <style:text-properties officeooo:rsid="00250a21" officeooo:paragraph-rsid="00250a21"/>
    </style:style>
    <style:style style:name="T1" style:family="text">
      <style:text-properties officeooo:rsid="00112a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b1a8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3af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21e5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nestecrash</text:p>
      <text:p text:style-name="Text_20_body"/>
      <text:h text:style-name="Heading_20_1" text:outline-level="1">Nouveau projet, (ré)organisation</text:h>
      <text:p text:style-name="Text_20_body"/>
      <text:p text:style-name="P11"><text:span text:style-name="T2">Module centrale</text:span> : la <text:span text:style-name="T4">caméra</text:span> et son quad de post-processing.<text:line-break/><text:line-break/>Portée par le <text:span text:style-name="T4">véhicule </text:span><text:span text:style-name="T5">qui contrôle la vitesse de défilement.</text:span></text:p>
      <text:p text:style-name="P11"><text:span text:style-name="T5">Le </text:span><text:span text:style-name="T4">générateur de paysage </text:span><text:span text:style-name="T5">qui se greffe au véhicule.</text:span></text:p>
      <text:p text:style-name="P11"><text:span text:style-name="T5">L’</text:span><text:span text:style-name="T4">analyse sonore</text:span><text:span text:style-name="T5"> qui génère un flux de données.</text:span></text:p>
      <text:p text:style-name="P12"><text:span text:style-name="T5">Les </text:span><text:span text:style-name="T4">effets visuels de post processings</text:span><text:span text:style-name="T5">, qui traitent les données de l’analyse sonore.<text:line-break/><text:line-break/>Les </text:span><text:span text:style-name="T4">éléments de paysage</text:span><text:span text:style-name="T5"> qui traitent également les données de l’analyse sonore.</text:span></text:p>
      <text:p text:style-name="P13"><text:span text:style-name="T5">Le </text:span><text:span text:style-name="T4">trafic</text:span><text:span text:style-name="T5">, </text:span><text:span text:style-name="T6">les agents libres (passants, oiseaux, …). </text:span><text:span text:style-name="T7">La météo, cycles jours /nuits (arbitraires, tout a changé à la sortie d’un tunnel).</text:span></text:p>
      <text:p text:style-name="P17"/>
      <text:p text:style-name="P14"/>
      <text:h text:style-name="Heading_20_1" text:outline-level="1">Generat<text:span text:style-name="T3">eu</text:span>r</text:h>
      <text:p text:style-name="P3">Travailler la skybox (e<text:span text:style-name="T1">n</text:span> faire un module spécifique)</text:p>
      <text:p text:style-name="P1"/>
      <text:p text:style-name="P4">Essayer la <text:span text:style-name="T2">génération en amont</text:span> en analysant la piste avec un temps d’avance.<text:line-break/><text:line-break/>Se servir des données audio comme d’un « bruit », une source de randomisation.</text:p>
      <text:p text:style-name="P4"/>
      <text:p text:style-name="P10">Pouvoir changer de voie, prendre une sortie ou un embranchement</text:p>
      <text:p text:style-name="P10"/>
      <text:p text:style-name="P16">Sections plus longues (route, tunnel) différents models de tunnels.</text:p>
      <text:p text:style-name="P4"/>
      <text:p text:style-name="P19">Changements radicuax de style de paysage (ex : paysage tronesque, paysage psyche comics, ...)</text:p>
      <text:p text:style-name="P4"/>
      <text:h text:style-name="Heading_20_1" text:outline-level="1"><text:soft-page-break/>Sons d’ambiance.</text:h>
      <text:p text:style-name="P4"/>
      <text:h text:style-name="Heading_20_1" text:outline-level="1">Traffic : </text:h>
      <text:p text:style-name="P6"/>
      <text:p text:style-name="P4"/>
      <text:h text:style-name="Heading_20_1" text:outline-level="1">Synestizer</text:h>
      <text:p text:style-name="P1">Prévoir des samples spécifiques à certaines fréquences pour travailler de manière plus précise.</text:p>
      <text:p text:style-name="P5">Essayer de générer des palettes de couleur en fonction de la « signature » de fréquences de la piste audio.</text:p>
      <text:p text:style-name="P1"/>
      <text:p text:style-name="P9">Prendre en compte la stéréo.</text:p>
      <text:p text:style-name="P15">Prendre en compte la profondeur, utiliser différents « plans » pour appliquer les effets de texture ou flous et trainées.</text:p>
      <text:p text:style-name="P1"/>
      <text:p text:style-name="P7">Insister sur les effets de texture, de flou et de glitchs en fonction des fréquences.</text:p>
      <text:p text:style-name="P7"/>
      <text:p text:style-name="P8">Inclure le contraste global et la saturation de l’image dans les effets possibles.<text:line-break/>D’une manière générale apprendre à coder les effets photoshop.</text:p>
      <text:p text:style-name="P1"/>
      <text:p text:style-name="P2">Faire en sorte de pouvoir sauvegarder des prese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anjari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Manjari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anjari" fo:font-family="Manjari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anjari" fo:font-family="Manjari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anjari" fo:font-family="Manjari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njari" fo:font-family="Manjari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72e3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72e3a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72e3a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3:07:00.744318314</meta:creation-date>
    <meta:generator>LibreOffice/7.3.7.2$Linux_X86_64 LibreOffice_project/30$Build-2</meta:generator>
    <dc:date>2023-01-05T06:50:42.371292250</dc:date>
    <meta:editing-duration>PT2H5M10S</meta:editing-duration>
    <meta:editing-cycles>26</meta:editing-cycles>
    <meta:document-statistic meta:table-count="0" meta:image-count="0" meta:object-count="0" meta:page-count="2" meta:paragraph-count="23" meta:word-count="265" meta:character-count="1674" meta:non-whitespace-character-count="1428"/>
  </office:meta>
</office:document-meta>
</file>